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ffff" draw:fill-hatch-solid="false" draw:fill-image-width="0cm" draw:fill-image-height="0cm" draw:textarea-horizontal-align="justify" draw:textarea-vertical-align="middle" draw:auto-grow-height="false" fo:min-height="0.844cm" fo:min-width="0.758cm"/>
      <style:paragraph-properties style:writing-mode="lr-tb"/>
    </style:style>
    <style:style style:name="gr2" style:family="graphic" style:parent-style-name="standard">
      <style:graphic-properties draw:fill="solid" draw:fill-color="#cccccc" draw:fill-hatch-solid="false" draw:fill-image-width="0cm" draw:fill-image-height="0cm" draw:textarea-horizontal-align="justify" draw:textarea-vertical-align="middle" draw:auto-grow-height="false" fo:min-height="0.844cm" fo:min-width="0.758cm"/>
      <style:paragraph-properties style:writing-mode="lr-tb"/>
    </style:style>
    <style:style style:name="gr3" style:family="graphic" style:parent-style-name="standard">
      <style:graphic-properties draw:fill="solid" draw:fill-color="#5c8526" draw:fill-hatch-solid="false" draw:fill-image-width="0cm" draw:fill-image-height="0cm" draw:textarea-horizontal-align="justify" draw:textarea-vertical-align="middle" draw:auto-grow-height="false" fo:min-height="0.844cm" fo:min-width="0.758cm"/>
      <style:paragraph-properties style:writing-mode="lr-tb"/>
    </style:style>
    <style:style style:name="gr4" style:family="graphic" style:parent-style-name="standard">
      <style:graphic-properties draw:fill="solid" draw:fill-color="#99ccff" draw:fill-hatch-solid="false" draw:fill-image-width="0cm" draw:fill-image-height="0cm" draw:textarea-horizontal-align="justify" draw:textarea-vertical-align="middle" draw:auto-grow-height="false" fo:min-height="0.844cm" fo:min-width="0.758cm"/>
      <style:paragraph-properties style:writing-mode="lr-tb"/>
    </style:style>
    <style:style style:name="gr5" style:family="graphic" style:parent-style-name="standard">
      <style:graphic-properties draw:fill="hatch" draw:fill-color="#99ccff" draw:fill-hatch-name="Chaos" draw:fill-hatch-solid="false" draw:fill-image-width="0cm" draw:fill-image-height="0cm" draw:textarea-horizontal-align="justify" draw:textarea-vertical-align="middle" draw:auto-grow-height="false" fo:min-height="0.844cm" fo:min-width="0.758cm"/>
      <style:paragraph-properties style:writing-mode="lr-tb"/>
    </style:style>
    <style:style style:name="gr6" style:family="graphic" style:parent-style-name="standard">
      <style:graphic-properties draw:fill="solid" draw:fill-color="#92ba7c" draw:fill-hatch-solid="false" draw:fill-image-width="0cm" draw:fill-image-height="0cm" draw:textarea-horizontal-align="justify" draw:textarea-vertical-align="middle" draw:auto-grow-height="false" fo:min-height="0.844cm" fo:min-width="0.758cm"/>
      <style:paragraph-properties style:writing-mode="lr-tb"/>
    </style:style>
    <style:style style:name="gr7" style:family="graphic" style:parent-style-name="standard">
      <style:graphic-properties draw:fill="hatch" draw:fill-color="#d3d363" draw:fill-hatch-name="Chaos" draw:fill-hatch-solid="false" draw:fill-image-width="0cm" draw:fill-image-height="0cm" draw:textarea-horizontal-align="justify" draw:textarea-vertical-align="middle" draw:auto-grow-height="false" fo:min-height="0.844cm" fo:min-width="0.758cm"/>
      <style:paragraph-properties style:writing-mode="lr-tb"/>
    </style:style>
    <style:style style:name="gr8" style:family="graphic" style:parent-style-name="standard">
      <style:graphic-properties draw:fill="solid" draw:fill-color="#ffbd60" draw:fill-hatch-solid="false" draw:fill-image-width="0cm" draw:fill-image-height="0cm" draw:textarea-horizontal-align="justify" draw:textarea-vertical-align="middle" draw:auto-grow-height="false" fo:min-height="0.844cm" fo:min-width="0.758cm"/>
      <style:paragraph-properties style:writing-mode="lr-tb"/>
    </style:style>
    <style:style style:name="gr9" style:family="graphic" style:parent-style-name="standard">
      <style:graphic-properties draw:fill="hatch" draw:fill-color="#5c8526" draw:fill-hatch-name="Chaos" draw:fill-hatch-solid="false" draw:fill-image-width="0cm" draw:fill-image-height="0cm" draw:textarea-horizontal-align="justify" draw:textarea-vertical-align="middle" draw:auto-grow-height="false" fo:min-height="0.844cm" fo:min-width="0.758cm"/>
      <style:paragraph-properties style:writing-mode="lr-tb"/>
    </style:style>
    <style:style style:name="gr10" style:family="graphic" style:parent-style-name="standard">
      <style:graphic-properties draw:fill="solid" draw:fill-color="#d3d363" draw:fill-hatch-solid="false" draw:fill-image-width="0cm" draw:fill-image-height="0cm" draw:textarea-horizontal-align="justify" draw:textarea-vertical-align="middle" draw:auto-grow-height="false" fo:min-height="0.844cm" fo:min-width="0.758cm"/>
      <style:paragraph-properties style:writing-mode="lr-tb"/>
    </style:style>
    <style:style style:name="gr11" style:family="graphic" style:parent-style-name="standard">
      <style:graphic-properties draw:fill="hatch" draw:fill-color="#e6e6e6" draw:fill-hatch-name="Chaos" draw:fill-hatch-solid="false" draw:fill-image-width="0cm" draw:fill-image-height="0cm" draw:textarea-horizontal-align="justify" draw:textarea-vertical-align="middle" draw:auto-grow-height="false" fo:min-height="0.844cm" fo:min-width="0.758cm"/>
      <style:paragraph-properties style:writing-mode="lr-tb"/>
    </style:style>
    <style:style style:name="gr12" style:family="graphic" style:parent-style-name="standard">
      <style:graphic-properties draw:fill="solid" draw:fill-color="#faff82" draw:fill-hatch-solid="false" draw:fill-image-width="0cm" draw:fill-image-height="0cm" draw:textarea-horizontal-align="justify" draw:textarea-vertical-align="middle" draw:auto-grow-height="false" fo:min-height="0.844cm" fo:min-width="0.758cm"/>
      <style:paragraph-properties style:writing-mode="lr-tb"/>
    </style:style>
    <style:style style:name="gr13" style:family="graphic" style:parent-style-name="standard">
      <style:graphic-properties draw:fill="hatch" draw:fill-color="#cccccc" draw:fill-hatch-name="Chaos" draw:fill-hatch-solid="false" draw:fill-image-width="0cm" draw:fill-image-height="0cm" draw:textarea-horizontal-align="justify" draw:textarea-vertical-align="middle" draw:auto-grow-height="false" fo:min-height="0.844cm" fo:min-width="0.758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iberation Sans1" fo:font-size="8pt" style:font-size-asian="8pt" style:font-size-complex="8pt"/>
    </style:style>
    <style:style style:name="P2" style:family="paragraph">
      <loext:graphic-properties draw:fill="solid" draw:fill-color="#eeffff" draw:fill-hatch-solid="false" draw:fill-image-width="0cm" draw:fill-image-height="0cm"/>
      <style:paragraph-properties fo:text-align="center" style:writing-mode="lr-tb"/>
      <style:text-properties style:font-name="Liberation Sans1" fo:font-size="8pt" style:font-size-asian="8pt" style:font-size-complex="8pt"/>
    </style:style>
    <style:style style:name="P3" style:family="paragraph">
      <loext:graphic-properties draw:fill="solid" draw:fill-color="#cccccc" draw:fill-hatch-solid="false" draw:fill-image-width="0cm" draw:fill-image-height="0cm"/>
      <style:paragraph-properties fo:text-align="center" style:writing-mode="lr-tb"/>
      <style:text-properties style:font-name="Liberation Sans1" fo:font-size="8pt" style:font-size-asian="8pt" style:font-size-complex="8pt"/>
    </style:style>
    <style:style style:name="P4" style:family="paragraph">
      <loext:graphic-properties draw:fill="solid" draw:fill-color="#5c8526" draw:fill-hatch-solid="false" draw:fill-image-width="0cm" draw:fill-image-height="0cm"/>
      <style:paragraph-properties fo:text-align="center" style:writing-mode="lr-tb"/>
      <style:text-properties style:font-name="Liberation Sans1" fo:font-size="8pt" style:font-size-asian="8pt" style:font-size-complex="8pt"/>
    </style:style>
    <style:style style:name="P5" style:family="paragraph">
      <loext:graphic-properties draw:fill="solid" draw:fill-color="#99ccff" draw:fill-hatch-solid="false" draw:fill-image-width="0cm" draw:fill-image-height="0cm"/>
      <style:paragraph-properties fo:text-align="center" style:writing-mode="lr-tb"/>
      <style:text-properties style:font-name="Liberation Sans1" fo:font-size="8pt" style:font-size-asian="8pt" style:font-size-complex="8pt"/>
    </style:style>
    <style:style style:name="P6" style:family="paragraph">
      <loext:graphic-properties draw:fill="hatch" draw:fill-color="#99ccff" draw:fill-hatch-name="Chaos" draw:fill-hatch-solid="false" draw:fill-image-width="0cm" draw:fill-image-height="0cm"/>
      <style:paragraph-properties fo:text-align="center" style:writing-mode="lr-tb"/>
      <style:text-properties style:font-name="Liberation Sans1" fo:font-size="8pt" style:font-size-asian="8pt" style:font-size-complex="8pt"/>
    </style:style>
    <style:style style:name="P7" style:family="paragraph">
      <loext:graphic-properties draw:fill="solid" draw:fill-color="#92ba7c" draw:fill-hatch-solid="false" draw:fill-image-width="0cm" draw:fill-image-height="0cm"/>
      <style:paragraph-properties fo:text-align="center" style:writing-mode="lr-tb"/>
      <style:text-properties style:font-name="Liberation Sans1" fo:font-size="8pt" style:font-size-asian="8pt" style:font-size-complex="8pt"/>
    </style:style>
    <style:style style:name="P8" style:family="paragraph">
      <loext:graphic-properties draw:fill="hatch" draw:fill-color="#d3d363" draw:fill-hatch-name="Chaos" draw:fill-hatch-solid="false" draw:fill-image-width="0cm" draw:fill-image-height="0cm"/>
      <style:paragraph-properties fo:text-align="center" style:writing-mode="lr-tb"/>
      <style:text-properties style:font-name="Liberation Sans1" fo:font-size="8pt" style:font-size-asian="8pt" style:font-size-complex="8pt"/>
    </style:style>
    <style:style style:name="P9" style:family="paragraph">
      <style:paragraph-properties fo:text-align="center" style:writing-mode="lr-tb"/>
      <style:text-properties style:font-name="Liberation Sans1" fo:font-size="8pt"/>
    </style:style>
    <style:style style:name="P10" style:family="paragraph">
      <loext:graphic-properties draw:fill="solid" draw:fill-color="#92ba7c" draw:fill-hatch-solid="false" draw:fill-image-width="0cm" draw:fill-image-height="0cm"/>
      <style:paragraph-properties fo:text-align="center" style:writing-mode="lr-tb"/>
      <style:text-properties style:font-name="Liberation Sans1" fo:font-size="8pt"/>
    </style:style>
    <style:style style:name="P11" style:family="paragraph">
      <loext:graphic-properties draw:fill="solid" draw:fill-color="#ffbd60" draw:fill-hatch-solid="false" draw:fill-image-width="0cm" draw:fill-image-height="0cm"/>
      <style:paragraph-properties fo:text-align="center" style:writing-mode="lr-tb"/>
      <style:text-properties style:font-name="Liberation Sans1" fo:font-size="8pt"/>
    </style:style>
    <style:style style:name="P12" style:family="paragraph">
      <loext:graphic-properties draw:fill="hatch" draw:fill-color="#5c8526" draw:fill-hatch-name="Chaos" draw:fill-hatch-solid="false" draw:fill-image-width="0cm" draw:fill-image-height="0cm"/>
      <style:paragraph-properties fo:text-align="center" style:writing-mode="lr-tb"/>
      <style:text-properties style:font-name="Liberation Sans1" fo:font-size="8pt" style:font-size-asian="8pt" style:font-size-complex="8pt"/>
    </style:style>
    <style:style style:name="P13" style:family="paragraph">
      <loext:graphic-properties draw:fill="solid" draw:fill-color="#5c8526" draw:fill-hatch-solid="false" draw:fill-image-width="0cm" draw:fill-image-height="0cm"/>
      <style:paragraph-properties fo:text-align="center" style:writing-mode="lr-tb"/>
      <style:text-properties style:font-name="Liberation Sans1" fo:font-size="8pt"/>
    </style:style>
    <style:style style:name="P14" style:family="paragraph">
      <loext:graphic-properties draw:fill="solid" draw:fill-color="#99ccff" draw:fill-hatch-solid="false" draw:fill-image-width="0cm" draw:fill-image-height="0cm"/>
      <style:paragraph-properties fo:text-align="center" style:writing-mode="lr-tb"/>
      <style:text-properties style:font-name="Liberation Sans1" fo:font-size="8pt"/>
    </style:style>
    <style:style style:name="P15" style:family="paragraph">
      <loext:graphic-properties draw:fill="solid" draw:fill-color="#d3d363" draw:fill-hatch-solid="false" draw:fill-image-width="0cm" draw:fill-image-height="0cm"/>
      <style:paragraph-properties fo:text-align="center" style:writing-mode="lr-tb"/>
      <style:text-properties style:font-name="Liberation Sans1" fo:font-size="8pt"/>
    </style:style>
    <style:style style:name="P16" style:family="paragraph">
      <loext:graphic-properties draw:fill="hatch" draw:fill-color="#e6e6e6" draw:fill-hatch-name="Chaos" draw:fill-hatch-solid="false" draw:fill-image-width="0cm" draw:fill-image-height="0cm"/>
      <style:paragraph-properties fo:text-align="center" style:writing-mode="lr-tb"/>
      <style:text-properties style:font-name="Liberation Sans1" fo:font-size="8pt"/>
    </style:style>
    <style:style style:name="P17" style:family="paragraph">
      <loext:graphic-properties draw:fill="solid" draw:fill-color="#d3d363" draw:fill-hatch-solid="false" draw:fill-image-width="0cm" draw:fill-image-height="0cm"/>
      <style:paragraph-properties fo:text-align="center" style:writing-mode="lr-tb"/>
      <style:text-properties style:font-name="Liberation Sans1" fo:font-size="8pt" style:font-size-asian="8pt" style:font-size-complex="8pt"/>
    </style:style>
    <style:style style:name="P18" style:family="paragraph">
      <loext:graphic-properties draw:fill="solid" draw:fill-color="#cccccc" draw:fill-hatch-solid="false" draw:fill-image-width="0cm" draw:fill-image-height="0cm"/>
      <style:paragraph-properties fo:text-align="center" style:writing-mode="lr-tb"/>
      <style:text-properties style:font-name="Liberation Sans1" fo:font-size="8pt"/>
    </style:style>
    <style:style style:name="P19" style:family="paragraph">
      <loext:graphic-properties draw:fill="solid" draw:fill-color="#faff82" draw:fill-hatch-solid="false" draw:fill-image-width="0cm" draw:fill-image-height="0cm"/>
      <style:paragraph-properties fo:text-align="center" style:writing-mode="lr-tb"/>
      <style:text-properties style:font-name="Liberation Sans1" fo:font-size="8pt"/>
    </style:style>
    <style:style style:name="P20" style:family="paragraph">
      <loext:graphic-properties draw:fill="hatch" draw:fill-color="#cccccc" draw:fill-hatch-name="Chaos" draw:fill-hatch-solid="false" draw:fill-image-width="0cm" draw:fill-image-height="0cm"/>
      <style:paragraph-properties fo:text-align="center" style:writing-mode="lr-tb"/>
      <style:text-properties style:font-name="Liberation Sans1" fo:font-size="8pt" style:font-size-asian="8pt" style:font-size-complex="8pt"/>
    </style:style>
    <style:style style:name="P21" style:family="paragraph">
      <loext:graphic-properties draw:fill="hatch" draw:fill-color="#e6e6e6" draw:fill-hatch-name="Chaos" draw:fill-hatch-solid="false" draw:fill-image-width="0cm" draw:fill-image-height="0cm"/>
      <style:paragraph-properties fo:text-align="center" style:writing-mode="lr-tb"/>
      <style:text-properties style:font-name="Liberation Sans1" fo:font-size="8pt" style:font-size-asian="8pt" style:font-size-complex="8pt"/>
    </style:style>
    <style:style style:name="P22" style:family="paragraph">
      <loext:graphic-properties draw:fill="solid" draw:fill-color="#eeffff" draw:fill-hatch-solid="false" draw:fill-image-width="0cm" draw:fill-image-height="0cm"/>
      <style:paragraph-properties fo:text-align="center" style:writing-mode="lr-tb"/>
      <style:text-properties style:font-name="Liberation Sans1" fo:font-size="8pt"/>
    </style:style>
    <style:style style:name="T1" style:family="text">
      <style:text-properties style:font-name="Liberation Sans1" fo:font-size="8pt" style:font-size-asian="8pt" style:font-size-complex="8pt"/>
    </style:style>
    <style:style style:name="T2" style:family="text">
      <style:text-properties style:font-name="Liberation Sans1" fo:font-size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Das Imperium" draw:style-name="dp1" draw:master-page-name="Standard">
        <draw:custom-shape draw:style-name="gr1" draw:text-style-name="P2" draw:layer="layout" svg:width="2cm" svg:height="1.74cm" draw:transform="rotate (0.523598775598299) translate (11.061cm 11.17cm)">
          <text:p text:style-name="P1"><text:span text:style-name="T1">Matis</text:span><text:span text:style-name="T1">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3" draw:layer="layout" svg:width="2cm" svg:height="1.74cm" draw:transform="rotate (0.523598775598299) translate (12.798cm 11.176cm)">
          <text:p text:style-name="P1"><text:span text:style-name="T1">Osts</text:span><text:span text:style-name="T1">pitz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4" draw:layer="layout" svg:width="2cm" svg:height="1.74cm" draw:transform="rotate (0.523598775598299) translate (14.538cm 11.176cm)">
          <text:p text:style-name="P1"><text:span text:style-name="T1">Dunkl</text:span><text:span text:style-name="T1">e </text:span><text:span text:style-name="T1">Auen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5" draw:layer="layout" svg:width="2cm" svg:height="1.74cm" draw:transform="rotate (0.523598775598299) translate (16.278cm 11.176cm)">
          <text:p text:style-name="P1"><text:span text:style-name="T1">48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6" draw:layer="layout" svg:width="2cm" svg:height="1.74cm" draw:transform="rotate (0.523598775598299) translate (18.008cm 11.176cm)">
          <text:p text:style-name="P1"><text:span text:style-name="T1">12, 6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3" draw:layer="layout" svg:width="2cm" svg:height="1.74cm" draw:transform="rotate (0.523598775598299) translate (9.328cm 11.176cm)">
          <text:p text:style-name="P1"><text:span text:style-name="T1">Hohe</text:span><text:span text:style-name="T1">r </text:span><text:span text:style-name="T1">Pas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3" draw:layer="layout" svg:width="2cm" svg:height="1.74cm" draw:transform="rotate (0.523598775598299) translate (11.931cm 9.666cm)">
          <text:p text:style-name="P1"><text:span text:style-name="T1">Gord</text:span><text:span text:style-name="T1">orod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7" draw:layer="layout" svg:width="2cm" svg:height="1.74cm" draw:transform="rotate (0.523598775598299) translate (13.668cm 9.672cm)">
          <text:p text:style-name="P1"><text:span text:style-name="T1">Schat</text:span><text:span text:style-name="T1">tental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5" draw:layer="layout" svg:width="2cm" svg:height="1.74cm" draw:transform="rotate (0.523598775598299) translate (15.408cm 9.672cm)">
          <text:p text:style-name="P1"><text:span text:style-name="T1">55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5" draw:layer="layout" svg:width="2cm" svg:height="1.74cm" draw:transform="rotate (0.523598775598299) translate (17.148cm 9.672cm)">
          <text:p text:style-name="P1"><text:span text:style-name="T1">56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8" draw:layer="layout" svg:width="2cm" svg:height="1.74cm" draw:transform="rotate (0.523598775598299) translate (18.878cm 9.672cm)">
          <text:p text:style-name="P1"><text:span text:style-name="T1">12, 7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3" draw:layer="layout" svg:width="2cm" svg:height="1.74cm" draw:transform="rotate (0.523598775598299) translate (10.198cm 9.672cm)">
          <text:p text:style-name="P1"><text:span text:style-name="T1">Nord</text:span><text:span text:style-name="T1">wand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0" draw:layer="layout" svg:width="2cm" svg:height="1.74cm" draw:transform="rotate (0.523598775598299) translate (11.061cm 8.171cm)">
          <text:p text:style-name="P9"><text:span text:style-name="T2">Kaltlin</text:span><text:span text:style-name="T2">gen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" draw:text-style-name="P11" draw:layer="layout" svg:width="2cm" svg:height="1.74cm" draw:transform="rotate (0.523598775598299) translate (12.798cm 8.177cm)">
          <text:p text:style-name="P9"><text:span text:style-name="T2">Lang</text:span><text:span text:style-name="T2">bruck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3" draw:layer="layout" svg:width="2cm" svg:height="1.74cm" draw:transform="rotate (0.523598775598299) translate (14.538cm 8.177cm)">
          <text:p text:style-name="P1"><text:span text:style-name="T1">Hügel</text:span><text:span text:style-name="T1">heim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5" draw:layer="layout" svg:width="2cm" svg:height="1.74cm" draw:transform="rotate (0.523598775598299) translate (16.278cm 8.177cm)">
          <text:p text:style-name="P1"><text:span text:style-name="T1">64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2" draw:layer="layout" svg:width="2cm" svg:height="1.74cm" draw:transform="rotate (0.523598775598299) translate (18.008cm 8.177cm)">
          <text:p text:style-name="P1"><text:span text:style-name="T1">11, 8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3" draw:layer="layout" svg:width="2cm" svg:height="1.74cm" draw:transform="rotate (0.523598775598299) translate (9.328cm 8.177cm)">
          <text:p text:style-name="P9"><text:span text:style-name="T2">Kalter </text:span><text:span text:style-name="T2">Wald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0" draw:layer="layout" svg:width="2cm" svg:height="1.74cm" draw:transform="rotate (0.523598775598299) translate (11.931cm 6.667cm)">
          <text:p text:style-name="P9"><text:span text:style-name="T2">Stille </text:span><text:span text:style-name="T2">Bucht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" draw:text-style-name="P11" draw:layer="layout" svg:width="2cm" svg:height="1.74cm" draw:transform="rotate (0.523598775598299) translate (13.668cm 6.673cm)">
          <text:p text:style-name="P9"><text:span text:style-name="T2">Hoch</text:span><text:span text:style-name="T2">wall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4" draw:layer="layout" svg:width="2cm" svg:height="1.74cm" draw:transform="rotate (0.523598775598299) translate (15.408cm 6.673cm)">
          <text:p text:style-name="P9"><text:span text:style-name="T2">71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5" draw:layer="layout" svg:width="2cm" svg:height="1.74cm" draw:transform="rotate (0.523598775598299) translate (17.148cm 6.673cm)">
          <text:p text:style-name="P1"><text:span text:style-name="T1">72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6" draw:layer="layout" svg:width="2cm" svg:height="1.74cm" draw:transform="rotate (0.523598775598299) translate (18.878cm 6.673cm)">
          <text:p text:style-name="P1"><text:span text:style-name="T1">11, 9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3" draw:layer="layout" svg:width="2cm" svg:height="1.74cm" draw:transform="rotate (0.523598775598299) translate (10.198cm 6.673cm)">
          <text:p text:style-name="P9"><text:span text:style-name="T2">Mittwald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3" draw:layer="layout" svg:width="2cm" svg:height="1.74cm" draw:transform="rotate (0.523598775598299) translate (11.061cm 5.17cm)">
          <text:p text:style-name="P9"><text:span text:style-name="T2">Dunkelfleck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4" draw:layer="layout" svg:width="2cm" svg:height="1.74cm" draw:transform="rotate (0.523598775598299) translate (12.798cm 5.176cm)">
          <text:p text:style-name="P9"><text:span text:style-name="T2">78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15" draw:layer="layout" svg:width="2cm" svg:height="1.74cm" draw:transform="rotate (0.523598775598299) translate (14.538cm 5.176cm)">
          <text:p text:style-name="P9"><text:span text:style-name="T2">Untiefen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4" draw:layer="layout" svg:width="2cm" svg:height="1.74cm" draw:transform="rotate (0.523598775598299) translate (16.278cm 5.176cm)">
          <text:p text:style-name="P9"><text:span text:style-name="T2">80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6" draw:layer="layout" svg:width="2cm" svg:height="1.74cm" draw:transform="rotate (0.523598775598299) translate (18.008cm 5.176cm)">
          <text:p text:style-name="P1"><text:span text:style-name="T1">10, 10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3" draw:layer="layout" svg:width="2cm" svg:height="1.74cm" draw:transform="rotate (0.523598775598299) translate (9.328cm 5.176cm)">
          <text:p text:style-name="P9"><text:span text:style-name="T2">Sturmforst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4" draw:layer="layout" svg:width="2cm" svg:height="1.74cm" draw:transform="rotate (0.523598775598299) translate (11.931cm 3.666cm)">
          <text:p text:style-name="P9"><text:span text:style-name="T2">85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4" draw:layer="layout" svg:width="2cm" svg:height="1.74cm" draw:transform="rotate (0.523598775598299) translate (13.668cm 3.672cm)">
          <text:p text:style-name="P9"><text:span text:style-name="T2">86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4" draw:layer="layout" svg:width="2cm" svg:height="1.74cm" draw:transform="rotate (0.523598775598299) translate (15.408cm 3.672cm)">
          <text:p text:style-name="P9"><text:span text:style-name="T2">87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5" draw:layer="layout" svg:width="2cm" svg:height="1.74cm" draw:transform="rotate (0.523598775598299) translate (17.148cm 3.672cm)">
          <text:p text:style-name="P1"><text:span text:style-name="T1">88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8" draw:layer="layout" svg:width="2cm" svg:height="1.74cm" draw:transform="rotate (0.523598775598299) translate (18.878cm 3.672cm)">
          <text:p text:style-name="P1"><text:span text:style-name="T1">10, 11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4" draw:layer="layout" svg:width="2cm" svg:height="1.74cm" draw:transform="rotate (0.523598775598299) translate (10.198cm 3.672cm)">
          <text:p text:style-name="P9"><text:span text:style-name="T2">84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6" draw:layer="layout" svg:width="2cm" svg:height="1.74cm" draw:transform="rotate (0.523598775598299) translate (11.061cm 2.171cm)">
          <text:p text:style-name="P9"><text:span text:style-name="T2">5, 12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6" draw:layer="layout" svg:width="2cm" svg:height="1.74cm" draw:transform="rotate (0.523598775598299) translate (12.798cm 2.177cm)">
          <text:p text:style-name="P9"><text:span text:style-name="T2">6, 12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6" draw:layer="layout" svg:width="2cm" svg:height="1.74cm" draw:transform="rotate (0.523598775598299) translate (14.538cm 2.177cm)">
          <text:p text:style-name="P9"><text:span text:style-name="T2">7, 12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6" draw:layer="layout" svg:width="2cm" svg:height="1.74cm" draw:transform="rotate (0.523598775598299) translate (16.278cm 2.177cm)">
          <text:p text:style-name="P9"><text:span text:style-name="T2">8, 12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6" draw:layer="layout" svg:width="2cm" svg:height="1.74cm" draw:transform="rotate (0.523598775598299) translate (18.008cm 2.177cm)">
          <text:p text:style-name="P1"><text:span text:style-name="T1">9, 12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6" draw:layer="layout" svg:width="2cm" svg:height="1.74cm" draw:transform="rotate (0.523598775598299) translate (9.328cm 2.177cm)">
          <text:p text:style-name="P9"><text:span text:style-name="T2">4, 12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6" draw:layer="layout" svg:width="2cm" svg:height="1.74cm" draw:transform="rotate (0.523598775598299) translate (11.061cm 20.171cm)">
          <text:p text:style-name="P9"><text:span text:style-name="T2">11, 0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6" draw:layer="layout" svg:width="2cm" svg:height="1.74cm" draw:transform="rotate (0.523598775598299) translate (12.798cm 20.177cm)">
          <text:p text:style-name="P9"><text:span text:style-name="T2">12, 0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6" draw:layer="layout" svg:width="2cm" svg:height="1.74cm" draw:transform="rotate (0.523598775598299) translate (14.538cm 20.177cm)">
          <text:p text:style-name="P9"><text:span text:style-name="T2">13, 0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6" draw:layer="layout" svg:width="2cm" svg:height="1.74cm" draw:transform="rotate (0.523598775598299) translate (16.278cm 20.177cm)">
          <text:p text:style-name="P9"><text:span text:style-name="T2">14, 0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6" draw:layer="layout" svg:width="2cm" svg:height="1.74cm" draw:transform="rotate (0.523598775598299) translate (18.008cm 20.177cm)">
          <text:p text:style-name="P1"><text:span text:style-name="T1">15, 0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6" draw:layer="layout" svg:width="2cm" svg:height="1.74cm" draw:transform="rotate (0.523598775598299) translate (9.328cm 20.177cm)">
          <text:p text:style-name="P9"><text:span text:style-name="T2">10, 0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4" draw:layer="layout" svg:width="2cm" svg:height="1.74cm" draw:transform="rotate (0.523598775598299) translate (11.931cm 18.667cm)">
          <text:p text:style-name="P9"><text:span text:style-name="T2">5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4" draw:layer="layout" svg:width="2cm" svg:height="1.74cm" draw:transform="rotate (0.523598775598299) translate (13.668cm 18.673cm)">
          <text:p text:style-name="P9"><text:span text:style-name="T2">6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5" draw:layer="layout" svg:width="2cm" svg:height="1.74cm" draw:transform="rotate (0.523598775598299) translate (15.408cm 18.673cm)">
          <text:p text:style-name="P1"><text:span text:style-name="T1">7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5" draw:layer="layout" svg:width="2cm" svg:height="1.74cm" draw:transform="rotate (0.523598775598299) translate (17.148cm 18.673cm)">
          <text:p text:style-name="P1"><text:span text:style-name="T1">8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8" draw:layer="layout" svg:width="2cm" svg:height="1.74cm" draw:transform="rotate (0.523598775598299) translate (18.878cm 18.673cm)">
          <text:p text:style-name="P1"><text:span text:style-name="T1">15, 1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4" draw:layer="layout" svg:width="2cm" svg:height="1.74cm" draw:transform="rotate (0.523598775598299) translate (10.198cm 18.673cm)">
          <text:p text:style-name="P9"><text:span text:style-name="T2">4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4" draw:layer="layout" svg:width="2cm" svg:height="1.74cm" draw:transform="rotate (0.523598775598299) translate (11.061cm 17.17cm)">
          <text:p text:style-name="P9"><text:span text:style-name="T2">13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15" draw:layer="layout" svg:width="2cm" svg:height="1.74cm" draw:transform="rotate (0.523598775598299) translate (12.798cm 17.176cm)">
          <text:p text:style-name="P9"><text:span text:style-name="T2">Salzmarschen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5" draw:layer="layout" svg:width="2cm" svg:height="1.74cm" draw:transform="rotate (0.523598775598299) translate (14.538cm 17.176cm)">
          <text:p text:style-name="P1"><text:span text:style-name="T1">15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5" draw:layer="layout" svg:width="2cm" svg:height="1.74cm" draw:transform="rotate (0.523598775598299) translate (16.278cm 17.176cm)">
          <text:p text:style-name="P1"><text:span text:style-name="T1">16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6" draw:layer="layout" svg:width="2cm" svg:height="1.74cm" draw:transform="rotate (0.523598775598299) translate (18.008cm 17.176cm)">
          <text:p text:style-name="P1"><text:span text:style-name="T1">14, 2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0" draw:layer="layout" svg:width="2cm" svg:height="1.74cm" draw:transform="rotate (0.523598775598299) translate (9.328cm 17.176cm)">
          <text:p text:style-name="P9"><text:span text:style-name="T2">Südstrand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3" draw:layer="layout" svg:width="2cm" svg:height="1.74cm" draw:transform="rotate (0.523598775598299) translate (11.931cm 15.666cm)">
          <text:p text:style-name="P9"><text:span text:style-name="T2">Coronia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17" draw:layer="layout" svg:width="2cm" svg:height="1.74cm" draw:transform="rotate (0.523598775598299) translate (13.668cm 15.672cm)">
          <text:p text:style-name="P1"><text:span text:style-name="T1">Tiefengrund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4" draw:layer="layout" svg:width="2cm" svg:height="1.74cm" draw:transform="rotate (0.523598775598299) translate (15.408cm 15.672cm)">
          <text:p text:style-name="P1"><text:span text:style-name="T1">Ollodrin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5" draw:layer="layout" svg:width="2cm" svg:height="1.74cm" draw:transform="rotate (0.523598775598299) translate (17.148cm 15.672cm)">
          <text:p text:style-name="P1"><text:span text:style-name="T1">24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2" draw:layer="layout" svg:width="2cm" svg:height="1.74cm" draw:transform="rotate (0.523598775598299) translate (18.878cm 15.672cm)">
          <text:p text:style-name="P1"><text:span text:style-name="T1">14, 3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" draw:text-style-name="P11" draw:layer="layout" svg:width="2cm" svg:height="1.74cm" draw:transform="rotate (0.523598775598299) translate (10.198cm 15.672cm)">
          <text:p text:style-name="P9"><text:span text:style-name="T2">Ost-Lana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8" draw:layer="layout" svg:width="2cm" svg:height="1.74cm" draw:transform="rotate (0.523598775598299) translate (11.061cm 14.171cm)">
          <text:p text:style-name="P9"><text:span text:style-name="T2">Otorten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0" draw:layer="layout" svg:width="2cm" svg:height="1.74cm" draw:transform="rotate (0.523598775598299) translate (12.798cm 14.177cm)">
          <text:p text:style-name="P9"><text:span text:style-name="T2">Tiefenfurt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7" draw:layer="layout" svg:width="2cm" svg:height="1.74cm" draw:transform="rotate (0.523598775598299) translate (14.538cm 14.177cm)">
          <text:p text:style-name="P1"><text:span text:style-name="T1">Seehaven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5" draw:layer="layout" svg:width="2cm" svg:height="1.74cm" draw:transform="rotate (0.523598775598299) translate (16.278cm 14.177cm)">
          <text:p text:style-name="P1"><text:span text:style-name="T1">32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6" draw:layer="layout" svg:width="2cm" svg:height="1.74cm" draw:transform="rotate (0.523598775598299) translate (18.008cm 14.177cm)">
          <text:p text:style-name="P1"><text:span text:style-name="T1">13, 4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9" draw:layer="layout" svg:width="2cm" svg:height="1.74cm" draw:transform="rotate (0.523598775598299) translate (9.328cm 14.177cm)">
          <text:p text:style-name="P9"><text:span text:style-name="T2">Pinneo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2cm" svg:height="1.74cm" draw:transform="rotate (0.523598775598299) translate (11.931cm 12.667cm)">
          <text:p text:style-name="P1"><text:span text:style-name="T1">Tolero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17" draw:layer="layout" svg:width="2cm" svg:height="1.74cm" draw:transform="rotate (0.523598775598299) translate (13.668cm 12.673cm)">
          <text:p text:style-name="P1"><text:span text:style-name="T1">Schatten-</text:span></text:p>
          <text:p text:style-name="P1"><text:span text:style-name="T1">sümpf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4" draw:layer="layout" svg:width="2cm" svg:height="1.74cm" draw:transform="rotate (0.523598775598299) translate (15.408cm 12.673cm)">
          <text:p text:style-name="P1"><text:span text:style-name="T1">Mangroven-</text:span></text:p>
          <text:p text:style-name="P1"><text:span text:style-name="T1">wald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5" draw:layer="layout" svg:width="2cm" svg:height="1.74cm" draw:transform="rotate (0.523598775598299) translate (17.148cm 12.673cm)">
          <text:p text:style-name="P1"><text:span text:style-name="T1">40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20" draw:layer="layout" svg:width="2cm" svg:height="1.74cm" draw:transform="rotate (0.523598775598299) translate (18.878cm 12.673cm)">
          <text:p text:style-name="P1"><text:span text:style-name="T1">13, 5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3" draw:layer="layout" svg:width="2cm" svg:height="1.74cm" draw:transform="rotate (0.523598775598299) translate (10.198cm 12.673cm)">
          <text:p text:style-name="P1"><text:span text:style-name="T1">Kahler Berg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6" draw:layer="layout" svg:width="2cm" svg:height="1.74cm" draw:transform="rotate (0.523598775598299) translate (2.359cm 11.177cm)">
          <text:p text:style-name="P9"><text:span text:style-name="T2">3, 6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6" draw:layer="layout" svg:width="2cm" svg:height="1.74cm" draw:transform="rotate (0.523598775598299) translate (3.229cm 9.673cm)">
          <text:p text:style-name="P9"><text:span text:style-name="T2">3, 7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6" draw:layer="layout" svg:width="2cm" svg:height="1.74cm" draw:transform="rotate (0.523598775598299) translate (2.359cm 8.178cm)">
          <text:p text:style-name="P9"><text:span text:style-name="T2">2, 8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6" draw:layer="layout" svg:width="2cm" svg:height="1.74cm" draw:transform="rotate (0.523598775598299) translate (3.229cm 6.674cm)">
          <text:p text:style-name="P9"><text:span text:style-name="T2">2, 9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6" draw:layer="layout" svg:width="2cm" svg:height="1.74cm" draw:transform="rotate (0.523598775598299) translate (2.359cm 5.177cm)">
          <text:p text:style-name="P9"><text:span text:style-name="T2">1, 10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6" draw:layer="layout" svg:width="2cm" svg:height="1.74cm" draw:transform="rotate (0.523598775598299) translate (3.229cm 3.673cm)">
          <text:p text:style-name="P9"><text:span text:style-name="T2">1, 11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21" draw:layer="layout" svg:width="2cm" svg:height="1.74cm" draw:transform="rotate (0.523598775598299) translate (2.359cm 2.178cm)">
          <text:p text:style-name="P1"><text:span text:style-name="T1">0, 12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6" draw:layer="layout" svg:width="2cm" svg:height="1.74cm" draw:transform="rotate (0.523598775598299) translate (2.359cm 20.178cm)">
          <text:p text:style-name="P9"><text:span text:style-name="T2">6, 0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6" draw:layer="layout" svg:width="2cm" svg:height="1.74cm" draw:transform="rotate (0.523598775598299) translate (3.229cm 18.674cm)">
          <text:p text:style-name="P9"><text:span text:style-name="T2">6, 1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6" draw:layer="layout" svg:width="2cm" svg:height="1.74cm" draw:transform="rotate (0.523598775598299) translate (2.359cm 17.177cm)">
          <text:p text:style-name="P9"><text:span text:style-name="T2">5, 2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6" draw:layer="layout" svg:width="2cm" svg:height="1.74cm" draw:transform="rotate (0.523598775598299) translate (3.229cm 15.673cm)">
          <text:p text:style-name="P9"><text:span text:style-name="T2">5, 3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6" draw:layer="layout" svg:width="2cm" svg:height="1.74cm" draw:transform="rotate (0.523598775598299) translate (2.359cm 14.178cm)">
          <text:p text:style-name="P9"><text:span text:style-name="T2">4, 4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6" draw:layer="layout" svg:width="2cm" svg:height="1.74cm" draw:transform="rotate (0.523598775598299) translate (3.229cm 12.674cm)">
          <text:p text:style-name="P9"><text:span text:style-name="T2">4, 5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4" draw:layer="layout" svg:width="2cm" svg:height="1.74cm" draw:transform="rotate (0.523598775598299) translate (5.837cm 11.171cm)">
          <text:p text:style-name="P9"><text:span text:style-name="T2">42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" draw:text-style-name="P11" draw:layer="layout" svg:width="2cm" svg:height="1.74cm" draw:transform="rotate (0.523598775598299) translate (7.574cm 11.177cm)">
          <text:p text:style-name="P9"><text:span text:style-name="T2">Dürrland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4" draw:layer="layout" svg:width="2cm" svg:height="1.74cm" draw:transform="rotate (0.523598775598299) translate (4.104cm 11.177cm)">
          <text:p text:style-name="P9"><text:span text:style-name="T2">41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" draw:text-style-name="P11" draw:layer="layout" svg:width="2cm" svg:height="1.74cm" draw:transform="rotate (0.523598775598299) translate (6.707cm 9.667cm)">
          <text:p text:style-name="P9"><text:span text:style-name="T2">Trock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2" draw:layer="layout" svg:width="2cm" svg:height="1.74cm" draw:transform="rotate (0.523598775598299) translate (8.444cm 9.673cm)">
          <text:p text:style-name="P9"><text:span text:style-name="T2">Eisnadel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4" draw:layer="layout" svg:width="2cm" svg:height="1.74cm" draw:transform="rotate (0.523598775598299) translate (4.974cm 9.673cm)">
          <text:p text:style-name="P9"><text:span text:style-name="T2">49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0" draw:layer="layout" svg:width="2cm" svg:height="1.74cm" draw:transform="rotate (0.523598775598299) translate (5.837cm 8.172cm)">
          <text:p text:style-name="P9"><text:span text:style-name="T2">Leran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8" draw:layer="layout" svg:width="2cm" svg:height="1.74cm" draw:transform="rotate (0.523598775598299) translate (7.574cm 8.178cm)">
          <text:p text:style-name="P9"><text:span text:style-name="T2">Andamando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4" draw:layer="layout" svg:width="2cm" svg:height="1.74cm" draw:transform="rotate (0.523598775598299) translate (4.104cm 8.178cm)">
          <text:p text:style-name="P9"><text:span text:style-name="T2">57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0" draw:layer="layout" svg:width="2cm" svg:height="1.74cm" draw:transform="rotate (0.523598775598299) translate (6.707cm 6.668cm)">
          <text:p text:style-name="P9"><text:span text:style-name="T2">Velatan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15" draw:layer="layout" svg:width="2cm" svg:height="1.74cm" draw:transform="rotate (0.523598775598299) translate (8.444cm 6.674cm)">
          <text:p text:style-name="P9"><text:span text:style-name="T2">Pilcaya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4" draw:layer="layout" svg:width="2cm" svg:height="1.74cm" draw:transform="rotate (0.523598775598299) translate (4.974cm 6.674cm)">
          <text:p text:style-name="P9"><text:span text:style-name="T2">65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8" draw:layer="layout" svg:width="2cm" svg:height="1.74cm" draw:transform="rotate (0.523598775598299) translate (5.837cm 5.171cm)">
          <text:p text:style-name="P9"><text:span text:style-name="T2">Nordka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4" draw:layer="layout" svg:width="2cm" svg:height="1.74cm" draw:transform="rotate (0.523598775598299) translate (7.574cm 5.177cm)">
          <text:p text:style-name="P9"><text:span text:style-name="T2">75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4" draw:layer="layout" svg:width="2cm" svg:height="1.74cm" draw:transform="rotate (0.523598775598299) translate (4.104cm 5.177cm)">
          <text:p text:style-name="P9"><text:span text:style-name="T2">73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4" draw:layer="layout" svg:width="2cm" svg:height="1.74cm" draw:transform="rotate (0.523598775598299) translate (6.707cm 3.667cm)">
          <text:p text:style-name="P9"><text:span text:style-name="T2">82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4" draw:layer="layout" svg:width="2cm" svg:height="1.74cm" draw:transform="rotate (0.523598775598299) translate (8.444cm 3.673cm)">
          <text:p text:style-name="P9"><text:span text:style-name="T2">83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4" draw:layer="layout" svg:width="2cm" svg:height="1.74cm" draw:transform="rotate (0.523598775598299) translate (4.974cm 3.673cm)">
          <text:p text:style-name="P9"><text:span text:style-name="T2">81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6" draw:layer="layout" svg:width="2cm" svg:height="1.74cm" draw:transform="rotate (0.523598775598299) translate (5.837cm 2.172cm)">
          <text:p text:style-name="P9"><text:span text:style-name="T2">2, 12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6" draw:layer="layout" svg:width="2cm" svg:height="1.74cm" draw:transform="rotate (0.523598775598299) translate (7.574cm 2.178cm)">
          <text:p text:style-name="P9"><text:span text:style-name="T2">3, 12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6" draw:layer="layout" svg:width="2cm" svg:height="1.74cm" draw:transform="rotate (0.523598775598299) translate (4.104cm 2.178cm)">
          <text:p text:style-name="P9"><text:span text:style-name="T2">1, 12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6" draw:layer="layout" svg:width="2cm" svg:height="1.74cm" draw:transform="rotate (0.523598775598299) translate (5.837cm 20.172cm)">
          <text:p text:style-name="P9"><text:span text:style-name="T2">8, 0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6" draw:layer="layout" svg:width="2cm" svg:height="1.74cm" draw:transform="rotate (0.523598775598299) translate (7.574cm 20.178cm)">
          <text:p text:style-name="P9"><text:span text:style-name="T2">9, 0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6" draw:layer="layout" svg:width="2cm" svg:height="1.74cm" draw:transform="rotate (0.523598775598299) translate (4.104cm 20.178cm)">
          <text:p text:style-name="P9"><text:span text:style-name="T2">7, 0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4" draw:layer="layout" svg:width="2cm" svg:height="1.74cm" draw:transform="rotate (0.523598775598299) translate (6.707cm 18.668cm)">
          <text:p text:style-name="P9"><text:span text:style-name="T2">2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4" draw:layer="layout" svg:width="2cm" svg:height="1.74cm" draw:transform="rotate (0.523598775598299) translate (8.444cm 18.674cm)">
          <text:p text:style-name="P9"><text:span text:style-name="T2">3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4" draw:layer="layout" svg:width="2cm" svg:height="1.74cm" draw:transform="rotate (0.523598775598299) translate (4.974cm 18.674cm)">
          <text:p text:style-name="P9"><text:span text:style-name="T2">1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4" draw:layer="layout" svg:width="2cm" svg:height="1.74cm" draw:transform="rotate (0.523598775598299) translate (5.837cm 17.171cm)">
          <text:p text:style-name="P9"><text:span text:style-name="T2">10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4" draw:layer="layout" svg:width="2cm" svg:height="1.74cm" draw:transform="rotate (0.523598775598299) translate (7.574cm 17.177cm)">
          <text:p text:style-name="P9"><text:span text:style-name="T2">11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4" draw:layer="layout" svg:width="2cm" svg:height="1.74cm" draw:transform="rotate (0.523598775598299) translate (4.104cm 17.177cm)">
          <text:p text:style-name="P9"><text:span text:style-name="T2">9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4" draw:layer="layout" svg:width="2cm" svg:height="1.74cm" draw:transform="rotate (0.523598775598299) translate (6.707cm 15.667cm)">
          <text:p text:style-name="P9"><text:span text:style-name="T2">18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" draw:text-style-name="P11" draw:layer="layout" svg:width="2cm" svg:height="1.74cm" draw:transform="rotate (0.523598775598299) translate (8.444cm 15.673cm)">
          <text:p text:style-name="P9"><text:span text:style-name="T2">West-Lana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4" draw:layer="layout" svg:width="2cm" svg:height="1.74cm" draw:transform="rotate (0.523598775598299) translate (4.974cm 15.673cm)">
          <text:p text:style-name="P9"><text:span text:style-name="T2">17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3" draw:layer="layout" svg:width="2cm" svg:height="1.74cm" draw:transform="rotate (0.523598775598299) translate (5.837cm 14.172cm)">
          <text:p text:style-name="P9"><text:span text:style-name="T2">Abendrot-</text:span></text:p>
          <text:p text:style-name="P9"><text:span text:style-name="T2">wald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3" draw:layer="layout" svg:width="2cm" svg:height="1.74cm" draw:transform="rotate (0.523598775598299) translate (7.574cm 14.178cm)">
          <text:p text:style-name="P9"><text:span text:style-name="T2">Holowan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4" draw:layer="layout" svg:width="2cm" svg:height="1.74cm" draw:transform="rotate (0.523598775598299) translate (4.104cm 14.178cm)">
          <text:p text:style-name="P9"><text:span text:style-name="T2">25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0" draw:layer="layout" svg:width="2cm" svg:height="1.74cm" draw:transform="rotate (0.523598775598299) translate (6.707cm 12.668cm)">
          <text:p text:style-name="P9"><text:span text:style-name="T2">Westerni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8" draw:layer="layout" svg:width="2cm" svg:height="1.74cm" draw:transform="rotate (0.523598775598299) translate (8.444cm 12.674cm)">
          <text:p text:style-name="P9"><text:span text:style-name="T2">Umbria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4" draw:layer="layout" svg:width="2cm" svg:height="1.74cm" draw:transform="rotate (0.523598775598299) translate (4.974cm 12.674cm)">
          <text:p text:style-name="P9"><text:span text:style-name="T2">33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hatch draw:name="Chaos" draw:style="double" draw:color="#999999" draw:distance="0.25cm" draw:rotation="2250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cm" fo:page-height="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ascha </meta:initial-creator>
    <meta:creation-date>2012-04-25T19:05:42</meta:creation-date>
    <dc:date>2021-01-06T21:08:39.537844556</dc:date>
    <meta:editing-duration>P4DT22H10M13S</meta:editing-duration>
    <meta:editing-cycles>489</meta:editing-cycles>
    <meta:generator>LibreOffice/6.4.6.2$Linux_X86_64 LibreOffice_project/40$Build-2</meta:generator>
    <meta:document-statistic meta:object-count="130"/>
  </office:meta>
</office:document-meta>
</file>